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f65e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fo:font-style="normal" officeooo:rsid="04bf65eb" style:font-style-asian="normal" style:font-style-complex="normal"/>
    </style:style>
    <style:style style:name="T94" style:family="text">
      <style:text-properties fo:font-style="normal" officeooo:rsid="04bff078" style:font-style-asian="normal" style:font-style-complex="normal"/>
    </style:style>
    <style:style style:name="T95" style:family="text">
      <style:text-properties officeooo:rsid="000a14f6"/>
    </style:style>
    <style:style style:name="T96" style:family="text">
      <style:text-properties officeooo:rsid="005714b7"/>
    </style:style>
    <style:style style:name="T97" style:family="text">
      <style:text-properties officeooo:rsid="00880dbe"/>
    </style:style>
    <style:style style:name="T98" style:family="text">
      <style:text-properties officeooo:rsid="007c6d62"/>
    </style:style>
    <style:style style:name="T99" style:family="text">
      <style:text-properties officeooo:rsid="01e21ff5"/>
    </style:style>
    <style:style style:name="T100" style:family="text">
      <style:text-properties officeooo:rsid="0233449b"/>
    </style:style>
    <style:style style:name="T101" style:family="text">
      <style:text-properties officeooo:rsid="02317916"/>
    </style:style>
    <style:style style:name="T102" style:family="text">
      <style:text-properties officeooo:rsid="0063a409"/>
    </style:style>
    <style:style style:name="T103" style:family="text">
      <style:text-properties officeooo:rsid="034a2232"/>
    </style:style>
    <style:style style:name="T104" style:family="text">
      <style:text-properties officeooo:rsid="0387836c"/>
    </style:style>
    <style:style style:name="T105" style:family="text">
      <style:text-properties officeooo:rsid="03b4652d"/>
    </style:style>
    <style:style style:name="T106" style:family="text">
      <style:text-properties officeooo:rsid="03b75219"/>
    </style:style>
    <style:style style:name="T107" style:family="text">
      <style:text-properties officeooo:rsid="023d18e5"/>
    </style:style>
    <style:style style:name="T108" style:family="text">
      <style:text-properties officeooo:rsid="00836784"/>
    </style:style>
    <style:style style:name="T109" style:family="text">
      <style:text-properties officeooo:rsid="036e9576"/>
    </style:style>
    <style:style style:name="T110" style:family="text">
      <style:text-properties officeooo:rsid="04701b83"/>
    </style:style>
    <style:style style:name="T111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05">Esser-</text:span>Skala, 201<text:span text:style-name="T110">9</text:span></text:p>
      <text:p text:style-name="P18"/>
      <text:p text:style-name="P18"/>
      <text:p text:style-name="P13">© 201<text:span text:style-name="T110">9</text:span> by Wolfgang <text:span text:style-name="T105">Esser-</text:span>Skala. This edition is licensed under the<text:span text:style-name="T103"><text:line-break/></text:span>Creative Commons Attribution<text:span text:style-name="T97">-NonCommercial-ShareAlike</text:span> 4.0 International License.<text:span text:style-name="T103"><text:line-break/></text:span>To view a copy of this license, visit http://creativecommons.org/licenses/by<text:span text:style-name="T98">-nc-sa</text:span>/4.0/.</text:p>
      <text:p text:style-name="P12"/>
      <text:p text:style-name="P14">Music engraving by LilyPond 2.18.0 (http://www.lilypond.org).<text:span text:style-name="T96"><text:line-break/>Front matter</text:span> typeset with EB Garamond (http://www.georgduffner.at/ebgaramond).</text:p>
      <text:p text:style-name="P18"/>
      <text:p text:style-name="P11">First <text:span text:style-name="T99">version</text:span>, <text:span text:style-name="T110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10">10</text:span>).</text:p>
      <text:p text:style-name="P3"/>
      <text:p text:style-name="P4">In general, this edition closely follows the <text:span text:style-name="T104">manuscript</text:span>. Any changes <text:span text:style-name="T9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107"> cor, horn; Ms, manuscript; o</text:span>rg, basses and organ; <text:span text:style-name="T107">r, rest;</text:span> T<text:span text:style-name="T108">, </text:span>tenor; <text:span text:style-name="T109">tr, trumpet; vl</text:span>, violin;<text:span text:style-name="T109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11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3"><text:line-break/>590<text:tab/>cor 2<text:tab/>2nd half of bar in Ms: g′8–g′8–g′4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text:span text:style-name="T94"><text:line-break/>635<text:tab/>cor 2<text:tab/>2nd quarter in Ms: ″4</text:span></text:p>
      <text:p text:style-name="P27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01">wolfgang</text:span> (at) <text:span text:style-name="T100">esser-skala</text:span>.at<text:span text:style-name="T101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105">Esser-</text:span>Skala</text:p>
      <text:p text:style-name="P25"/>
      <text:p text:style-name="P22"><text:span text:style-name="T103"><text:line-break/></text:span>C O N T E N T S</text:p>
      <text:p text:style-name="P16"/>
      <text:p text:style-name="P15"/>
      <text:p text:style-name="P17"><text:span text:style-name="T3">Kyrie</text:span><text:span text:style-name="T106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6T21:54:34.129553133</dc:date>
    <dc:creator>Wolfgang Skala</dc:creator>
    <meta:editing-duration>P12DT9H34M58S</meta:editing-duration>
    <meta:editing-cycles>1141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46" meta:character-count="4572" meta:non-whitespace-character-count="3651"/>
  </office:meta>
</office:document-meta>
</file>